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86600" officeooo:paragraph-rsid="00186600"/>
    </style:style>
    <style:style style:name="P2" style:family="paragraph" style:parent-style-name="Standard">
      <style:text-properties officeooo:rsid="001a014d" officeooo:paragraph-rsid="001a014d"/>
    </style:style>
    <style:style style:name="P3" style:family="paragraph" style:parent-style-name="Standard">
      <style:text-properties officeooo:rsid="001a6973" officeooo:paragraph-rsid="001a6973"/>
    </style:style>
    <style:style style:name="P4" style:family="paragraph" style:parent-style-name="Standard">
      <style:text-properties officeooo:rsid="001eaa50" officeooo:paragraph-rsid="001eaa50"/>
    </style:style>
    <style:style style:name="P5" style:family="paragraph" style:parent-style-name="Standard">
      <style:text-properties officeooo:rsid="00211dfc" officeooo:paragraph-rsid="00211dfc"/>
    </style:style>
    <style:style style:name="P6" style:family="paragraph" style:parent-style-name="Standard">
      <style:text-properties officeooo:rsid="002251dd" officeooo:paragraph-rsid="002251dd"/>
    </style:style>
    <style:style style:name="P7" style:family="paragraph" style:parent-style-name="Standard">
      <style:text-properties officeooo:rsid="0022cc51" officeooo:paragraph-rsid="0022cc51"/>
    </style:style>
    <style:style style:name="P8" style:family="paragraph" style:parent-style-name="Standard">
      <style:text-properties officeooo:rsid="00232626" officeooo:paragraph-rsid="00232626"/>
    </style:style>
    <style:style style:name="P9" style:family="paragraph" style:parent-style-name="Standard">
      <style:text-properties officeooo:rsid="0023a9bf" officeooo:paragraph-rsid="0023a9bf"/>
    </style:style>
    <style:style style:name="P10" style:family="paragraph" style:parent-style-name="Standard">
      <style:text-properties officeooo:rsid="002e0d26" officeooo:paragraph-rsid="002e0d26"/>
    </style:style>
    <style:style style:name="P11" style:family="paragraph" style:parent-style-name="Standard">
      <style:text-properties officeooo:rsid="002f1f27" officeooo:paragraph-rsid="002f1f27"/>
    </style:style>
    <style:style style:name="P12" style:family="paragraph" style:parent-style-name="Standard">
      <style:text-properties officeooo:rsid="002f18b8" officeooo:paragraph-rsid="002f18b8"/>
    </style:style>
    <style:style style:name="P13" style:family="paragraph" style:parent-style-name="Standard">
      <style:text-properties officeooo:rsid="00318ce8" officeooo:paragraph-rsid="00318ce8"/>
    </style:style>
    <style:style style:name="P14" style:family="paragraph" style:parent-style-name="Standard">
      <style:text-properties officeooo:rsid="0031d42a" officeooo:paragraph-rsid="0031d42a"/>
    </style:style>
    <style:style style:name="P15" style:family="paragraph" style:parent-style-name="Standard">
      <style:text-properties officeooo:rsid="00326f22" officeooo:paragraph-rsid="00326f22"/>
    </style:style>
    <style:style style:name="P16" style:family="paragraph" style:parent-style-name="Standard">
      <style:text-properties officeooo:rsid="003425f2" officeooo:paragraph-rsid="003425f2"/>
    </style:style>
    <style:style style:name="P17" style:family="paragraph" style:parent-style-name="Standard">
      <style:text-properties officeooo:rsid="00353886" officeooo:paragraph-rsid="00353886"/>
    </style:style>
    <style:style style:name="P18" style:family="paragraph" style:parent-style-name="Standard">
      <style:text-properties officeooo:rsid="003654b9" officeooo:paragraph-rsid="003654b9"/>
    </style:style>
    <style:style style:name="P19" style:family="paragraph" style:parent-style-name="Standard">
      <style:text-properties officeooo:rsid="003ac7a1" officeooo:paragraph-rsid="003ac7a1"/>
    </style:style>
    <style:style style:name="P20" style:family="paragraph" style:parent-style-name="Standard">
      <style:text-properties officeooo:rsid="003bdbc3" officeooo:paragraph-rsid="003bdbc3"/>
    </style:style>
    <style:style style:name="P21" style:family="paragraph" style:parent-style-name="Standard">
      <style:text-properties officeooo:rsid="003ed10c" officeooo:paragraph-rsid="003ed10c"/>
    </style:style>
    <style:style style:name="P22" style:family="paragraph" style:parent-style-name="Standard">
      <style:text-properties officeooo:rsid="003ed10c" officeooo:paragraph-rsid="003f3936"/>
    </style:style>
    <style:style style:name="P23" style:family="paragraph" style:parent-style-name="Standard">
      <style:text-properties officeooo:rsid="003f6874" officeooo:paragraph-rsid="003f6874"/>
    </style:style>
    <style:style style:name="P24" style:family="paragraph" style:parent-style-name="Standard">
      <style:text-properties officeooo:rsid="0040dd69" officeooo:paragraph-rsid="0040dd69"/>
    </style:style>
    <style:style style:name="P25" style:family="paragraph" style:parent-style-name="Standard">
      <style:text-properties officeooo:rsid="00417bbf" officeooo:paragraph-rsid="00417bbf"/>
    </style:style>
    <style:style style:name="P26" style:family="paragraph" style:parent-style-name="Standard">
      <style:text-properties officeooo:rsid="004711bf" officeooo:paragraph-rsid="00489148"/>
    </style:style>
    <style:style style:name="P27" style:family="paragraph" style:parent-style-name="Standard">
      <style:text-properties officeooo:rsid="00490a50" officeooo:paragraph-rsid="00490a50"/>
    </style:style>
    <style:style style:name="P28" style:family="paragraph" style:parent-style-name="Standard">
      <style:text-properties officeooo:rsid="004ad5d0" officeooo:paragraph-rsid="004c59b2"/>
    </style:style>
    <style:style style:name="P29" style:family="paragraph" style:parent-style-name="Standard">
      <style:text-properties officeooo:rsid="004ad5d0" officeooo:paragraph-rsid="004ad5d0"/>
    </style:style>
    <style:style style:name="P30" style:family="paragraph" style:parent-style-name="Standard">
      <style:text-properties officeooo:rsid="004e1e42" officeooo:paragraph-rsid="004e1e42"/>
    </style:style>
    <style:style style:name="P31" style:family="paragraph" style:parent-style-name="Standard">
      <style:text-properties officeooo:rsid="004efa6b" officeooo:paragraph-rsid="004efa6b"/>
    </style:style>
    <style:style style:name="T1" style:family="text">
      <style:text-properties officeooo:rsid="001db678"/>
    </style:style>
    <style:style style:name="T2" style:family="text">
      <style:text-properties officeooo:rsid="001c5593"/>
    </style:style>
    <style:style style:name="T3" style:family="text">
      <style:text-properties officeooo:rsid="001f3ad6"/>
    </style:style>
    <style:style style:name="T4" style:family="text">
      <style:text-properties officeooo:rsid="0023a9bf"/>
    </style:style>
    <style:style style:name="T5" style:family="text">
      <style:text-properties officeooo:rsid="0023dc34"/>
    </style:style>
    <style:style style:name="T6" style:family="text">
      <style:text-properties officeooo:rsid="002c77e0"/>
    </style:style>
    <style:style style:name="T7" style:family="text">
      <style:text-properties officeooo:rsid="002f1f27"/>
    </style:style>
    <style:style style:name="T8" style:family="text">
      <style:text-properties officeooo:rsid="002ff9ff"/>
    </style:style>
    <style:style style:name="T9" style:family="text">
      <style:text-properties officeooo:rsid="00374d44"/>
    </style:style>
    <style:style style:name="T10" style:family="text">
      <style:text-properties officeooo:rsid="003857a8"/>
    </style:style>
    <style:style style:name="T11" style:family="text">
      <style:text-properties officeooo:rsid="0039feac"/>
    </style:style>
    <style:style style:name="T12" style:family="text">
      <style:text-properties officeooo:rsid="003c5533"/>
    </style:style>
    <style:style style:name="T13" style:family="text">
      <style:text-properties officeooo:rsid="003d15d5"/>
    </style:style>
    <style:style style:name="T14" style:family="text">
      <style:text-properties officeooo:rsid="00414438"/>
    </style:style>
    <style:style style:name="T15" style:family="text">
      <style:text-properties officeooo:rsid="004372e2"/>
    </style:style>
    <style:style style:name="T16" style:family="text">
      <style:text-properties officeooo:rsid="00489148"/>
    </style:style>
    <style:style style:name="T17" style:family="text">
      <style:text-properties officeooo:rsid="00454492"/>
    </style:style>
    <style:style style:name="T18" style:family="text">
      <style:text-properties officeooo:rsid="004ba9a1"/>
    </style:style>
    <style:style style:name="T19" style:family="text">
      <style:text-properties officeooo:rsid="005062e1"/>
    </style:style>
    <style:style style:name="T20" style:family="text">
      <style:text-properties officeooo:rsid="004fe2a4"/>
    </style:style>
    <style:style style:name="T21" style:family="text">
      <style:text-properties officeooo:rsid="00536c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bel Prize, The Nobel Prize rewards science, humanism and peace effort. The Nobel prize rewards science, humanism and peace effort. South Korean Author wins 2024 Nobel Prize in Literature. </text:p>
      <text:p text:style-name="P2">South Korean Author Wins 2024 Nobel Prize in Literature.</text:p>
      <text:p text:style-name="P3"><text:span text:style-name="T1">Car </text:span>Gear box, <text:span text:style-name="T1">car </text:span><text:span text:style-name="T2">gear box, I couldn’t find the reverse gear. </text:span><text:span text:style-name="T1">I couldn’t find the reverse gear.</text:span></text:p>
      <text:p text:style-name="P4">What happens during a stampede and how to stay safe? <text:span text:style-name="T3">What happens during a stampede and how to stay safe? Deadly stampede kills 30, injures dozens. Deadly stampede kill 30, injures dozens.</text:span></text:p>
      <text:p text:style-name="P5">I beg your pardon. Pardon me? I beg your pardon. Pardon me? </text:p>
      <text:p text:style-name="P6">My phone is out of credit. I need to top it up. My phone is out of credit. I need to top it up.</text:p>
      <text:p text:style-name="P7">Just drop me off here. Just drop me off her. Drop off area, pick up area. Drop off area, pick up area.</text:p>
      <text:p text:style-name="P8">How does fake news spread? Stop spreading false news. <text:span text:style-name="T4">How false information spreads.</text:span></text:p>
      <text:p text:style-name="P9">Birth defects, birth defect, how birth defects are detected, treated and prevented. How birth defects are detected, treated and prevented. <text:span text:style-name="T5">Series birth defects on the rise. Series birth defects on the rise.</text:span></text:p>
      <text:p text:style-name="P9">Livestock feeding, livestock farming. Tend crops and livestock. Tend crops and livestock.</text:p>
      <text:p text:style-name="P9">Cowboy, the cowboy’s last wish is to ride his favorite horse. <text:s/>The cowboy’s last wish is to ride his favorite horse.</text:p>
      <text:p text:style-name="P9">Different types of WiFi Modes, Access Point Mode ,Station Mode <text:span text:style-name="T6">and Mixed Mode</text:span>. Different types of WiFi modes. Access Point Mode, Station Mode <text:span text:style-name="T6">and Mixed Mode.</text:span></text:p>
      <text:p text:style-name="P10">Rectangle, square and oblong. Oblong shaped. Oval, oval shaped. Round, round shaped. Polygon, polygon shaped.</text:p>
      <text:p text:style-name="P11">Rectangle, square and oblong, oblong shaped. Oval, oval shaped. Round, round shaped. Polygon, polygon shaped. </text:p>
      <text:p text:style-name="P12">Food and cuisine, different types of cuisine. <text:s/><text:span text:style-name="T7">Japan Cuisine </text:span><text:span text:style-name="T8">like Sushi and Raw fish.</text:span></text:p>
      <text:p text:style-name="P13">Wolf berry and Goji berry health benefits and side effects. Oblong shaped. Wolf berry and Goji Berry, health benefits and side effects. Oblong shaped.</text:p>
      <text:p text:style-name="P14">Fundraising, fundraising, The dinner is a fundraising event for the museum. Beijing launched a fundraising appeal for floods in Huairou and Miyun. Distrust, disbelief. </text:p>
      <text:p text:style-name="P15">Fundraising, fundraising, the dinner is a fundraising event for the museum. Beijing launched a fundraising appeal for floods in Huairou and Miyun. Distrust, <text:s/>disbelief.</text:p>
      <text:p text:style-name="P16">What are the last four digits of your phone number? My phone number ends in 6239. Please recharge it to my credit card ending in 6239.</text:p>
      <text:p text:style-name="P17">mangosteen, My daughter’s favorite fruit is mangosteen. My daughter’s favorite fruit is mangosteen.</text:p>
      <text:p text:style-name="P18">Overpopulated, overpopulation. Overpopulated, overpopulation. <text:span text:style-name="T9">Earth is facing an aging population, not overpopulation. <text:s/></text:span><text:span text:style-name="T10">We are facing a population decline. <text:s/></text:span><text:span text:style-name="T11">Earth is facing an aging population, not overpopulation. We are facing a population decline.</text:span></text:p>
      <text:p text:style-name="P19">Sydney, Where is Sydney, a large city of Australia. Location of Sydney in Australia Map.</text:p>
      <text:p text:style-name="P20">Shandong Peninsula. <text:span text:style-name="T12">Ar</text:span><text:span text:style-name="T13">a</text:span><text:span text:style-name="T12">bian</text:span> Peninsula. Korea Peninsula. Florida Peninsula.</text:p>
      <text:p text:style-name="P21">Newborn, toddler, preschooler, <text:s/>child, kid, teenager, adult, middle-aged, elderly, retirement.</text:p>
      <text:p text:style-name="P22">Newborn, toddler, preschooler, <text:s/>child, kid, teenager, adult, middle-aged, elderly, retirement.</text:p>
      <text:p text:style-name="P23">Elderly care service. </text:p>
      <text:p text:style-name="P24">What’s your purpose to America? <text:s/>To study here, for a business. A business Trip. <text:s/><text:span text:style-name="T14">On business. To visit my friend. Sightseeing. Sightseeing.</text:span></text:p>
      <text:p text:style-name="P25">Eliminate, elimination. Get rid of , purse. All evils in the world should be purged. <text:s/><text:span text:style-name="T15">We eliminated possibility that it could have been an accident. </text:span></text:p>
      <text:p text:style-name="P26">Acquired, acquired, acquisition. <text:span text:style-name="T16">Get, <text:s/></text:span><text:span text:style-name="T17">I was wearing a new acquired jacket. </text:span></text:p>
      <text:p text:style-name="P27">Transistor Transistor Logic, Low Voltage Transistor Transistor Logic, </text:p>
      <text:p text:style-name="P27">Complementary Metal Oxide Semiconductor.</text:p>
      <text:p text:style-name="P28">Low Voltage Differential Signal, Low Voltage Differential Signal</text:p>
      <text:p text:style-name="P29">RS, Recommended Standard. <text:span text:style-name="T18">Recommended Standard.</text:span></text:p>
      <text:p text:style-name="P30">Stroke, stroke, different types of stroke, blood clots, blood clots, thrombus, thrombus. </text:p>
      <text:p text:style-name="P30">She suffered a stroke that left her unable to speak. She suffered a stroke that left her unable to speak.</text:p>
      <text:p text:style-name="P31"><text:soft-page-break/>Oscilloscope, oscilloscope, <text:span text:style-name="T19">Fluke Digital Handheld </text:span><text:span text:style-name="T20">multimeter, </text:span><text:span text:style-name="T19">Fluke Digital Handheld </text:span><text:span text:style-name="T20">multimeter, soldering pot, soldering iron, oscillator, oscillator, </text:span><text:span text:style-name="T21">regulated lab</text:span><text:span text:style-name="T20"> power supply. </text:span><text:span text:style-name="T21">Regulated lab</text:span><text:span text:style-name="T20"> power supply.</text:span></text:p>
      <text:p text:style-name="P31"/>
      <text:p text:style-name="P31"/>
      <text:p text:style-name="P30"/>
      <text:p text:style-name="P29"/>
      <text:p text:style-name="P29"/>
      <text:p text:style-name="P25"/>
      <text:p text:style-name="P20"/>
      <text:p text:style-name="P20"/>
      <text:p text:style-name="P12"/>
      <text:p text:style-name="P9"/>
      <text:p text:style-name="P8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3T19:54:32.616683514</meta:creation-date>
    <dc:date>2025-08-13T21:03:13.497891021</dc:date>
    <meta:editing-duration>PT58M4S</meta:editing-duration>
    <meta:editing-cycles>58</meta:editing-cycles>
    <meta:generator>LibreOffice/24.8.7.2$Linux_X86_64 LibreOffice_project/480$Build-2</meta:generator>
    <meta:document-statistic meta:table-count="0" meta:image-count="0" meta:object-count="0" meta:page-count="2" meta:paragraph-count="36" meta:word-count="622" meta:character-count="4070" meta:non-whitespace-character-count="3464"/>
  </office:meta>
</office:document-meta>
</file>